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4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3.2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Накал, В</text:p>
          </table:table-cell>
          <table:table-cell office:value-type="string" calcext:value-type="string">
            <text:p>Ток, мА</text:p>
          </table:table-cell>
          <table:table-cell office:value-type="string" calcext:value-type="string">
            <text:p>Сопротивление, Ом</text:p>
          </table:table-cell>
          <table:table-cell office:value-type="string" calcext:value-type="string">
            <text:p>Температура,К</text:p>
          </table:table-cell>
          <table:table-cell office:value-type="string" calcext:value-type="string">
            <text:p>Напряжение A-C, В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,0000</text:p>
          </table:table-cell>
          <table:table-cell office:value-type="float" office:value="247" calcext:value-type="float">
            <text:p>247,0000</text:p>
          </table:table-cell>
          <table:table-cell table:formula="of:=[.A2]/[.B2]*1000" office:value-type="float" office:value="8.09716599190283" calcext:value-type="float">
            <text:p>8,0972</text:p>
          </table:table-cell>
          <table:table-cell table:formula="of:=([.C2]/[.$G$3]-1)/[.$F$3]+295" office:value-type="float" office:value="781.1912503852" calcext:value-type="float">
            <text:p>781,1912503852</text:p>
          </table:table-cell>
          <table:table-cell office:value-type="float" office:value="14.1" calcext:value-type="float">
            <text:p>14,1</text:p>
          </table:table-cell>
          <table:table-cell office:value-type="string" calcext:value-type="string">
            <text:p>Коэффициент теплового сопротивления вольфрама</text:p>
          </table:table-cell>
          <table:table-cell office:value-type="string" calcext:value-type="string">
            <text:p>Начальное сопротивление при T=295К</text:p>
          </table:table-cell>
          <table:table-cell table:number-columns-repeated="2"/>
          <table:table-cell table:style-name="ce1" office:value-type="float" office:value="2" calcext:value-type="float">
            <text:p>2,0000</text:p>
          </table:table-cell>
          <table:table-cell table:formula="of:=([.C2]/[.$G$3]-1)/[.$F$3]+295" office:value-type="float" office:value="781.1912503852" calcext:value-type="float">
            <text:p>781,1912503852</text:p>
          </table:table-cell>
        </table:table-row>
        <table:table-row table:style-name="ro1">
          <table:table-cell office:value-type="float" office:value="2.2" calcext:value-type="float">
            <text:p>2,2000</text:p>
          </table:table-cell>
          <table:table-cell office:value-type="float" office:value="258" calcext:value-type="float">
            <text:p>258,0000</text:p>
          </table:table-cell>
          <table:table-cell table:formula="of:=[.A3]/[.B3]*1000" office:value-type="float" office:value="8.52713178294574" calcext:value-type="float">
            <text:p>8,5271</text:p>
          </table:table-cell>
          <table:table-cell table:formula="of:=([.C3]/[.$G$3]-1)/[.$F$3]+295" office:value-type="float" office:value="818.808554938385" calcext:value-type="float">
            <text:p>818,808554938385</text:p>
          </table:table-cell>
          <table:table-cell office:value-type="float" office:value="34" calcext:value-type="float">
            <text:p>34</text:p>
          </table:table-cell>
          <table:table-cell office:value-type="float" office:value="0.0045" calcext:value-type="float">
            <text:p>0,0045</text:p>
          </table:table-cell>
          <table:table-cell office:value-type="float" office:value="2.54" calcext:value-type="float">
            <text:p>2,54</text:p>
          </table:table-cell>
          <table:table-cell table:number-columns-repeated="2"/>
          <table:table-cell table:style-name="ce1" office:value-type="float" office:value="2.2" calcext:value-type="float">
            <text:p>2,2000</text:p>
          </table:table-cell>
          <table:table-cell table:formula="of:=([.C3]/[.$G$3]-1)/[.$F$3]+295" office:value-type="float" office:value="818.808554938385" calcext:value-type="float">
            <text:p>818,808554938385</text:p>
          </table:table-cell>
        </table:table-row>
        <table:table-row table:style-name="ro1">
          <table:table-cell office:value-type="float" office:value="2.4" calcext:value-type="float">
            <text:p>2,4000</text:p>
          </table:table-cell>
          <table:table-cell office:value-type="float" office:value="267" calcext:value-type="float">
            <text:p>267,0000</text:p>
          </table:table-cell>
          <table:table-cell table:formula="of:=[.A4]/[.B4]*1000" office:value-type="float" office:value="8.98876404494382" calcext:value-type="float">
            <text:p>8,9888</text:p>
          </table:table-cell>
          <table:table-cell table:formula="of:=([.C4]/[.$G$3]-1)/[.$F$3]+295" office:value-type="float" office:value="859.19632939141" calcext:value-type="float">
            <text:p>859,19632939141</text:p>
          </table:table-cell>
          <table:table-cell office:value-type="float" office:value="58.4" calcext:value-type="float">
            <text:p>58,4</text:p>
          </table:table-cell>
          <table:table-cell table:number-columns-repeated="4"/>
          <table:table-cell table:style-name="ce1" office:value-type="float" office:value="2.4" calcext:value-type="float">
            <text:p>2,4000</text:p>
          </table:table-cell>
          <table:table-cell table:formula="of:=([.C4]/[.$G$3]-1)/[.$F$3]+295" office:value-type="float" office:value="859.19632939141" calcext:value-type="float">
            <text:p>859,19632939141</text:p>
          </table:table-cell>
        </table:table-row>
        <table:table-row table:style-name="ro1">
          <table:table-cell office:value-type="float" office:value="2.59" calcext:value-type="float">
            <text:p>2,5900</text:p>
          </table:table-cell>
          <table:table-cell office:value-type="float" office:value="278" calcext:value-type="float">
            <text:p>278,0000</text:p>
          </table:table-cell>
          <table:table-cell table:formula="of:=[.A5]/[.B5]*1000" office:value-type="float" office:value="9.31654676258993" calcext:value-type="float">
            <text:p>9,3165</text:p>
          </table:table-cell>
          <table:table-cell table:formula="of:=([.C5]/[.$G$3]-1)/[.$F$3]+295" office:value-type="float" office:value="887.873732510055" calcext:value-type="float">
            <text:p>887,873732510055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1" office:value-type="float" office:value="2.59" calcext:value-type="float">
            <text:p>2,5900</text:p>
          </table:table-cell>
          <table:table-cell table:formula="of:=([.C5]/[.$G$3]-1)/[.$F$3]+295" office:value-type="float" office:value="887.873732510055" calcext:value-type="float">
            <text:p>887,873732510055</text:p>
          </table:table-cell>
        </table:table-row>
        <table:table-row table:style-name="ro1">
          <table:table-cell office:value-type="float" office:value="2.8" calcext:value-type="float">
            <text:p>2,8000</text:p>
          </table:table-cell>
          <table:table-cell office:value-type="float" office:value="288" calcext:value-type="float">
            <text:p>288,0000</text:p>
          </table:table-cell>
          <table:table-cell table:formula="of:=[.A6]/[.B6]*1000" office:value-type="float" office:value="9.72222222222222" calcext:value-type="float">
            <text:p>9,7222</text:p>
          </table:table-cell>
          <table:table-cell table:formula="of:=([.C6]/[.$G$3]-1)/[.$F$3]+295" office:value-type="float" office:value="923.365898707106" calcext:value-type="float">
            <text:p>923,365898707106</text:p>
          </table:table-cell>
          <table:table-cell office:value-type="float" office:value="144.4" calcext:value-type="float">
            <text:p>144,4</text:p>
          </table:table-cell>
          <table:table-cell table:style-name="ce1"/>
          <table:table-cell table:number-columns-repeated="3"/>
          <table:table-cell table:style-name="ce1" office:value-type="float" office:value="2.8" calcext:value-type="float">
            <text:p>2,8000</text:p>
          </table:table-cell>
          <table:table-cell table:formula="of:=([.C6]/[.$G$3]-1)/[.$F$3]+295" office:value-type="float" office:value="923.365898707106" calcext:value-type="float">
            <text:p>923,365898707106</text:p>
          </table:table-cell>
        </table:table-row>
        <table:table-row table:style-name="ro1">
          <table:table-cell office:value-type="float" office:value="3" calcext:value-type="float">
            <text:p>3,0000</text:p>
          </table:table-cell>
          <table:table-cell office:value-type="float" office:value="298" calcext:value-type="float">
            <text:p>298,0000</text:p>
          </table:table-cell>
          <table:table-cell table:formula="of:=[.A7]/[.B7]*1000" office:value-type="float" office:value="10.0671140939597" calcext:value-type="float">
            <text:p>10,0671</text:p>
          </table:table-cell>
          <table:table-cell table:formula="of:=([.C7]/[.$G$3]-1)/[.$F$3]+295" office:value-type="float" office:value="953.540165700761" calcext:value-type="float">
            <text:p>953,540165700761</text:p>
          </table:table-cell>
          <table:table-cell office:value-type="float" office:value="192.7" calcext:value-type="float">
            <text:p>192,7</text:p>
          </table:table-cell>
          <table:table-cell table:style-name="ce1"/>
          <table:table-cell table:number-columns-repeated="3"/>
          <table:table-cell table:style-name="ce1" office:value-type="float" office:value="3" calcext:value-type="float">
            <text:p>3,0000</text:p>
          </table:table-cell>
          <table:table-cell table:formula="of:=([.C7]/[.$G$3]-1)/[.$F$3]+295" office:value-type="float" office:value="953.540165700761" calcext:value-type="float">
            <text:p>953,540165700761</text:p>
          </table:table-cell>
        </table:table-row>
        <table:table-row table:style-name="ro1">
          <table:table-cell office:value-type="float" office:value="3.2" calcext:value-type="float">
            <text:p>3,2000</text:p>
          </table:table-cell>
          <table:table-cell office:value-type="float" office:value="308" calcext:value-type="float">
            <text:p>308,0000</text:p>
          </table:table-cell>
          <table:table-cell table:formula="of:=[.A8]/[.B8]*1000" office:value-type="float" office:value="10.3896103896104" calcext:value-type="float">
            <text:p>10,3896</text:p>
          </table:table-cell>
          <table:table-cell table:formula="of:=([.C8]/[.$G$3]-1)/[.$F$3]+295" office:value-type="float" office:value="981.755064707822" calcext:value-type="float">
            <text:p>981,755064707822</text:p>
          </table:table-cell>
          <table:table-cell office:value-type="float" office:value="238" calcext:value-type="float">
            <text:p>238</text:p>
          </table:table-cell>
          <table:table-cell table:style-name="ce1"/>
          <table:table-cell table:number-columns-repeated="3"/>
          <table:table-cell table:style-name="ce1" office:value-type="float" office:value="3.2" calcext:value-type="float">
            <text:p>3,2000</text:p>
          </table:table-cell>
          <table:table-cell table:formula="of:=([.C8]/[.$G$3]-1)/[.$F$3]+295" office:value-type="float" office:value="981.755064707822" calcext:value-type="float">
            <text:p>981,755064707822</text:p>
          </table:table-cell>
        </table:table-row>
        <table:table-row table:style-name="ro1">
          <table:table-cell office:value-type="float" office:value="3.4" calcext:value-type="float">
            <text:p>3,4000</text:p>
          </table:table-cell>
          <table:table-cell office:value-type="float" office:value="318" calcext:value-type="float">
            <text:p>318,0000</text:p>
          </table:table-cell>
          <table:table-cell table:formula="of:=[.A9]/[.B9]*1000" office:value-type="float" office:value="10.6918238993711" calcext:value-type="float">
            <text:p>10,6918</text:p>
          </table:table-cell>
          <table:table-cell table:formula="of:=([.C9]/[.$G$3]-1)/[.$F$3]+295" office:value-type="float" office:value="1008.19544176475" calcext:value-type="float">
            <text:p>1008,19544176475</text:p>
          </table:table-cell>
          <table:table-cell office:value-type="float" office:value="286" calcext:value-type="float">
            <text:p>286</text:p>
          </table:table-cell>
          <table:table-cell table:style-name="ce1"/>
          <table:table-cell table:number-columns-repeated="3"/>
          <table:table-cell table:style-name="ce1" office:value-type="float" office:value="3.4" calcext:value-type="float">
            <text:p>3,4000</text:p>
          </table:table-cell>
          <table:table-cell table:formula="of:=([.C9]/[.$G$3]-1)/[.$F$3]+295" office:value-type="float" office:value="1008.19544176475" calcext:value-type="float">
            <text:p>1008,19544176475</text:p>
          </table:table-cell>
        </table:table-row>
        <table:table-row table:style-name="ro1">
          <table:table-cell office:value-type="float" office:value="3.59" calcext:value-type="float">
            <text:p>3,5900</text:p>
          </table:table-cell>
          <table:table-cell office:value-type="float" office:value="326" calcext:value-type="float">
            <text:p>326,0000</text:p>
          </table:table-cell>
          <table:table-cell table:formula="of:=[.A10]/[.B10]*1000" office:value-type="float" office:value="11.0122699386503" calcext:value-type="float">
            <text:p>11,0123</text:p>
          </table:table-cell>
          <table:table-cell table:formula="of:=([.C10]/[.$G$3]-1)/[.$F$3]+295" office:value-type="float" office:value="1036.23096576118" calcext:value-type="float">
            <text:p>1036,23096576118</text:p>
          </table:table-cell>
          <table:table-cell office:value-type="float" office:value="330" calcext:value-type="float">
            <text:p>330</text:p>
          </table:table-cell>
          <table:table-cell table:style-name="ce1"/>
          <table:table-cell table:number-columns-repeated="3"/>
          <table:table-cell table:style-name="ce1" office:value-type="float" office:value="3.59" calcext:value-type="float">
            <text:p>3,5900</text:p>
          </table:table-cell>
          <table:table-cell table:formula="of:=([.C10]/[.$G$3]-1)/[.$F$3]+295" office:value-type="float" office:value="1036.23096576118" calcext:value-type="float">
            <text:p>1036,23096576118</text:p>
          </table:table-cell>
        </table:table-row>
        <table:table-row table:style-name="ro1">
          <table:table-cell office:value-type="float" office:value="3.8" calcext:value-type="float">
            <text:p>3,8000</text:p>
          </table:table-cell>
          <table:table-cell office:value-type="float" office:value="335" calcext:value-type="float">
            <text:p>335,0000</text:p>
          </table:table-cell>
          <table:table-cell table:formula="of:=[.A11]/[.B11]*1000" office:value-type="float" office:value="11.3432835820896" calcext:value-type="float">
            <text:p>11,3433</text:p>
          </table:table-cell>
          <table:table-cell table:formula="of:=([.C11]/[.$G$3]-1)/[.$F$3]+295" office:value-type="float" office:value="1065.1910395529" calcext:value-type="float">
            <text:p>1065,1910395529</text:p>
          </table:table-cell>
          <table:table-cell office:value-type="float" office:value="378" calcext:value-type="float">
            <text:p>378</text:p>
          </table:table-cell>
          <table:table-cell table:style-name="ce1"/>
          <table:table-cell table:number-columns-repeated="3"/>
          <table:table-cell table:style-name="ce1" office:value-type="float" office:value="3.8" calcext:value-type="float">
            <text:p>3,8000</text:p>
          </table:table-cell>
          <table:table-cell table:formula="of:=([.C11]/[.$G$3]-1)/[.$F$3]+295" office:value-type="float" office:value="1065.1910395529" calcext:value-type="float">
            <text:p>1065,1910395529</text:p>
          </table:table-cell>
        </table:table-row>
        <table:table-row table:style-name="ro1">
          <table:table-cell office:value-type="float" office:value="3.99" calcext:value-type="float">
            <text:p>3,9900</text:p>
          </table:table-cell>
          <table:table-cell office:value-type="float" office:value="344" calcext:value-type="float">
            <text:p>344,0000</text:p>
          </table:table-cell>
          <table:table-cell table:formula="of:=[.A12]/[.B12]*1000" office:value-type="float" office:value="11.5988372093023" calcext:value-type="float">
            <text:p>11,5988</text:p>
          </table:table-cell>
          <table:table-cell table:formula="of:=([.C12]/[.$G$3]-1)/[.$F$3]+295" office:value-type="float" office:value="1087.54918716556" calcext:value-type="float">
            <text:p>1087,54918716556</text:p>
          </table:table-cell>
          <table:table-cell office:value-type="float" office:value="420" calcext:value-type="float">
            <text:p>420</text:p>
          </table:table-cell>
          <table:table-cell table:style-name="ce1"/>
          <table:table-cell table:number-columns-repeated="3"/>
          <table:table-cell table:style-name="ce1" office:value-type="float" office:value="3.99" calcext:value-type="float">
            <text:p>3,9900</text:p>
          </table:table-cell>
          <table:table-cell table:formula="of:=([.C12]/[.$G$3]-1)/[.$F$3]+295" office:value-type="float" office:value="1087.54918716556" calcext:value-type="float">
            <text:p>1087,54918716556</text:p>
          </table:table-cell>
        </table:table-row>
        <table:table-row table:style-name="ro1">
          <table:table-cell office:value-type="float" office:value="4.2" calcext:value-type="float">
            <text:p>4,2000</text:p>
          </table:table-cell>
          <table:table-cell office:value-type="float" office:value="353" calcext:value-type="float">
            <text:p>353,0000</text:p>
          </table:table-cell>
          <table:table-cell table:formula="of:=[.A13]/[.B13]*1000" office:value-type="float" office:value="11.8980169971671" calcext:value-type="float">
            <text:p>11,8980</text:p>
          </table:table-cell>
          <table:table-cell table:formula="of:=([.C13]/[.$G$3]-1)/[.$F$3]+295" office:value-type="float" office:value="1113.72414673378" calcext:value-type="float">
            <text:p>1113,72414673378</text:p>
          </table:table-cell>
          <table:table-cell office:value-type="float" office:value="465" calcext:value-type="float">
            <text:p>465</text:p>
          </table:table-cell>
          <table:table-cell table:style-name="ce1"/>
          <table:table-cell table:number-columns-repeated="3"/>
          <table:table-cell table:style-name="ce1" office:value-type="float" office:value="4.2" calcext:value-type="float">
            <text:p>4,2000</text:p>
          </table:table-cell>
          <table:table-cell table:formula="of:=([.C13]/[.$G$3]-1)/[.$F$3]+295" office:value-type="float" office:value="1113.72414673378" calcext:value-type="float">
            <text:p>1113,72414673378</text:p>
          </table:table-cell>
        </table:table-row>
        <table:table-row table:style-name="ro1">
          <table:table-cell office:value-type="float" office:value="4.5" calcext:value-type="float">
            <text:p>4,5000</text:p>
          </table:table-cell>
          <table:table-cell office:value-type="float" office:value="365" calcext:value-type="float">
            <text:p>365,0000</text:p>
          </table:table-cell>
          <table:table-cell table:formula="of:=[.A14]/[.B14]*1000" office:value-type="float" office:value="12.3287671232877" calcext:value-type="float">
            <text:p>12,3288</text:p>
          </table:table-cell>
          <table:table-cell table:formula="of:=([.C14]/[.$G$3]-1)/[.$F$3]+295" office:value-type="float" office:value="1151.41007202867" calcext:value-type="float">
            <text:p>1151,41007202867</text:p>
          </table:table-cell>
          <table:table-cell office:value-type="float" office:value="527" calcext:value-type="float">
            <text:p>527</text:p>
          </table:table-cell>
          <table:table-cell table:style-name="ce1"/>
          <table:table-cell table:number-columns-repeated="3"/>
          <table:table-cell table:style-name="ce1" office:value-type="float" office:value="4.5" calcext:value-type="float">
            <text:p>4,5000</text:p>
          </table:table-cell>
          <table:table-cell table:formula="of:=([.C14]/[.$G$3]-1)/[.$F$3]+295" office:value-type="float" office:value="1151.41007202867" calcext:value-type="float">
            <text:p>1151,41007202867</text:p>
          </table:table-cell>
        </table:table-row>
        <table:table-row table:style-name="ro1">
          <table:table-cell office:value-type="float" office:value="5" calcext:value-type="float">
            <text:p>5,0000</text:p>
          </table:table-cell>
          <table:table-cell office:value-type="float" office:value="386" calcext:value-type="float">
            <text:p>386,0000</text:p>
          </table:table-cell>
          <table:table-cell table:formula="of:=[.A15]/[.B15]*1000" office:value-type="float" office:value="12.9533678756477" calcext:value-type="float">
            <text:p>12,9534</text:p>
          </table:table-cell>
          <table:table-cell table:formula="of:=([.C15]/[.$G$3]-1)/[.$F$3]+295" office:value-type="float" office:value="1206.05580714328" calcext:value-type="float">
            <text:p>1206,05580714328</text:p>
          </table:table-cell>
          <table:table-cell office:value-type="float" office:value="629" calcext:value-type="float">
            <text:p>629</text:p>
          </table:table-cell>
          <table:table-cell table:style-name="ce1"/>
          <table:table-cell table:number-columns-repeated="3"/>
          <table:table-cell table:style-name="ce1" office:value-type="float" office:value="5" calcext:value-type="float">
            <text:p>5,0000</text:p>
          </table:table-cell>
          <table:table-cell table:formula="of:=([.C15]/[.$G$3]-1)/[.$F$3]+295" office:value-type="float" office:value="1206.05580714328" calcext:value-type="float">
            <text:p>1206,05580714328</text:p>
          </table:table-cell>
        </table:table-row>
        <table:table-row table:style-name="ro1">
          <table:table-cell office:value-type="float" office:value="5.5" calcext:value-type="float">
            <text:p>5,5000</text:p>
          </table:table-cell>
          <table:table-cell office:value-type="float" office:value="405" calcext:value-type="float">
            <text:p>405,0000</text:p>
          </table:table-cell>
          <table:table-cell table:formula="of:=[.A16]/[.B16]*1000" office:value-type="float" office:value="13.5802469135802" calcext:value-type="float">
            <text:p>13,5802</text:p>
          </table:table-cell>
          <table:table-cell table:formula="of:=([.C16]/[.$G$3]-1)/[.$F$3]+295" office:value-type="float" office:value="1260.90086732985" calcext:value-type="float">
            <text:p>1260,90086732985</text:p>
          </table:table-cell>
          <table:table-cell office:value-type="float" office:value="725" calcext:value-type="float">
            <text:p>725</text:p>
          </table:table-cell>
          <table:table-cell table:style-name="ce1"/>
          <table:table-cell table:number-columns-repeated="3"/>
          <table:table-cell table:style-name="ce1" office:value-type="float" office:value="5.5" calcext:value-type="float">
            <text:p>5,5000</text:p>
          </table:table-cell>
          <table:table-cell table:formula="of:=([.C16]/[.$G$3]-1)/[.$F$3]+295" office:value-type="float" office:value="1260.90086732985" calcext:value-type="float">
            <text:p>1260,90086732985</text:p>
          </table:table-cell>
        </table:table-row>
        <table:table-row table:style-name="ro1">
          <table:table-cell office:value-type="float" office:value="5.99" calcext:value-type="float">
            <text:p>5,9900</text:p>
          </table:table-cell>
          <table:table-cell office:value-type="float" office:value="424" calcext:value-type="float">
            <text:p>424,0000</text:p>
          </table:table-cell>
          <table:table-cell table:formula="of:=[.A17]/[.B17]*1000" office:value-type="float" office:value="14.127358490566" calcext:value-type="float">
            <text:p>14,1274</text:p>
          </table:table-cell>
          <table:table-cell table:formula="of:=([.C17]/[.$G$3]-1)/[.$F$3]+295" office:value-type="float" office:value="1308.76714703115" calcext:value-type="float">
            <text:p>1308,76714703115</text:p>
          </table:table-cell>
          <table:table-cell office:value-type="float" office:value="820" calcext:value-type="float">
            <text:p>820</text:p>
          </table:table-cell>
          <table:table-cell table:style-name="ce1"/>
          <table:table-cell table:number-columns-repeated="3"/>
          <table:table-cell table:style-name="ce1" office:value-type="float" office:value="5.99" calcext:value-type="float">
            <text:p>5,9900</text:p>
          </table:table-cell>
          <table:table-cell table:formula="of:=([.C17]/[.$G$3]-1)/[.$F$3]+295" office:value-type="float" office:value="1308.76714703115" calcext:value-type="float">
            <text:p>1308,76714703115</text:p>
          </table:table-cell>
        </table:table-row>
        <table:table-row table:style-name="ro1">
          <table:table-cell office:value-type="float" office:value="6.25" calcext:value-type="float">
            <text:p>6,2500</text:p>
          </table:table-cell>
          <table:table-cell office:value-type="float" office:value="433" calcext:value-type="float">
            <text:p>433,0000</text:p>
          </table:table-cell>
          <table:table-cell table:formula="of:=[.A18]/[.B18]*1000" office:value-type="float" office:value="14.4341801385681" calcext:value-type="float">
            <text:p>14,4342</text:p>
          </table:table-cell>
          <table:table-cell table:formula="of:=([.C18]/[.$G$3]-1)/[.$F$3]+295" office:value-type="float" office:value="1335.61068578899" calcext:value-type="float">
            <text:p>1335,61068578899</text:p>
          </table:table-cell>
          <table:table-cell office:value-type="float" office:value="863" calcext:value-type="float">
            <text:p>863</text:p>
          </table:table-cell>
          <table:table-cell table:style-name="ce1"/>
          <table:table-cell table:number-columns-repeated="3"/>
          <table:table-cell table:style-name="ce1" office:value-type="float" office:value="6.25" calcext:value-type="float">
            <text:p>6,2500</text:p>
          </table:table-cell>
          <table:table-cell table:formula="of:=([.C18]/[.$G$3]-1)/[.$F$3]+295" office:value-type="float" office:value="1335.61068578899" calcext:value-type="float">
            <text:p>1335,61068578899</text:p>
          </table:table-cell>
        </table:table-row>
        <table:table-row table:style-name="ro1" table:number-rows-repeated="5">
          <table:table-cell table:number-columns-repeated="5"/>
          <table:table-cell table:style-name="ce1"/>
          <table:table-cell table:number-columns-repeated="5"/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23:10:27.532417523</meta:creation-date>
    <dc:date>2024-05-08T15:19:46.733033595</dc:date>
    <meta:editing-duration>PT37M57S</meta:editing-duration>
    <meta:editing-cycles>3</meta:editing-cycles>
    <meta:generator>LibreOffice/7.3.7.2$Linux_X86_64 LibreOffice_project/30$Build-2</meta:generator>
    <meta:document-statistic meta:table-count="1" meta:cell-count="128" meta:object-count="0"/>
  </office:meta>
</office:document-meta>
</file>